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a56" officeooo:paragraph-rsid="00152a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pro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03:04.473916808</meta:creation-date>
    <dc:date>2019-05-05T15:03:45.899910251</dc:date>
    <meta:editing-duration>PT4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0.7.3$Linux_X86_64 LibreOffice_project/00m0$Build-3</meta:generator>
  </office:meta>
</office:document-meta>
</file>